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.setLeft( Measure 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Position( Measure left , Measure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setTop( Measure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Position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